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Standard" style:list-style-name="L1">
      <style:paragraph-properties fo:text-align="justify" style:justify-single-word="false"/>
      <style:text-properties fo:font-weight="bold" style:font-weight-asian="bold" style:font-weight-complex="bold"/>
    </style:style>
    <style:style style:name="P3" style:family="paragraph" style:parent-style-name="Standard" style:list-style-name="L2">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style>
    <style:style style:name="P5" style:family="paragraph" style:parent-style-name="Standard" style:list-style-name="L1">
      <style:paragraph-properties fo:text-align="justify" style:justify-single-word="false"/>
    </style:style>
    <style:style style:name="P6" style:family="paragraph" style:parent-style-name="Standard" style:list-style-name="L2">
      <style:paragraph-properties fo:text-align="justify" style:justify-single-word="false"/>
    </style:style>
    <style:style style:name="P7" style:family="paragraph" style:parent-style-name="Standard" style:list-style-name="L1">
      <style:paragraph-properties fo:text-align="justify" style:justify-single-word="false"/>
      <style:text-properties fo:font-style="italic" fo:font-weight="bold" style:font-style-asian="italic" style:font-weight-asian="bold" style:font-style-complex="italic" style:font-weight-complex="bold"/>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print 1 Retrospective</text:h>
      <text:p text:style-name="P4">On Tuesday 25<text:span text:style-name="T1">th</text:span> October, we conducted a retrospective for Sprint 1 (October 18<text:span text:style-name="T1">th</text:span> – October 25<text:span text:style-name="T1">th</text:span>). After the introduction and evidence gathering, we organised the evidence (shown below) into the following four categories:</text:p>
      <text:p text:style-name="P4"/>
      <text:list xml:id="list1159474264" text:style-name="L1">
        <text:list-item>
          <text:p text:style-name="P2">Product</text:p>
          <text:list>
            <text:list-item>
              <text:p text:style-name="P5">Positives</text:p>
              <text:list>
                <text:list-item>
                  <text:p text:style-name="P5">Worried about the implementation of the user interface (referring to the possible difficulty of implementation) (Thursday 20<text:span text:style-name="T1">th</text:span>).</text:p>
                </text:list-item>
                <text:list-item>
                  <text:p text:style-name="P5">All user stories for the sprint are complete (Saturday 22<text:span text:style-name="T1">nd</text:span>).</text:p>
                </text:list-item>
                <text:list-item>
                  <text:p text:style-name="P5">Managed to complete a lot more work than originally anticipated in the sprint (Saturday 22<text:span text:style-name="T1">nd</text:span>).</text:p>
                </text:list-item>
                <text:list-item>
                  <text:p text:style-name="P5">Customer was (overall) happy with the product (Tuesday 25<text:span text:style-name="T1">th</text:span>).</text:p>
                </text:list-item>
              </text:list>
            </text:list-item>
            <text:list-item>
              <text:p text:style-name="P5">Negatives</text:p>
              <text:list>
                <text:list-item>
                  <text:p text:style-name="P5">Slow start (a relatively slow start in hindsight) (Tuesday 18<text:span text:style-name="T1">th</text:span>).</text:p>
                </text:list-item>
              </text:list>
            </text:list-item>
          </text:list>
        </text:list-item>
        <text:list-item>
          <text:p text:style-name="P2">Teamwork</text:p>
          <text:list>
            <text:list-item>
              <text:p text:style-name="P5">Positives</text:p>
              <text:list>
                <text:list-item>
                  <text:p text:style-name="P5">Confidence in the team grew enormously after a good day's work (Tuesday 18<text:span text:style-name="T1">th</text:span>).</text:p>
                </text:list-item>
                <text:list-item>
                  <text:p text:style-name="P5">Teamwork has greatly improved over the course of the sprint (Saturday 22<text:span text:style-name="T1">nd</text:span>).</text:p>
                </text:list-item>
                <text:list-item>
                  <text:p text:style-name="P5">Worked very well as a team today (Saturday 22<text:span text:style-name="T1">nd</text:span>).</text:p>
                </text:list-item>
              </text:list>
            </text:list-item>
          </text:list>
        </text:list-item>
        <text:list-item>
          <text:p text:style-name="P2">Communication</text:p>
          <text:list>
            <text:list-item>
              <text:p text:style-name="P5">Positives</text:p>
              <text:list>
                <text:list-item>
                  <text:p text:style-name="P5">Renzo is a super master (referring to the indispensable work produced by Renzo) (Thursday 20<text:span text:style-name="T1">th</text:span>).</text:p>
                </text:list-item>
                <text:list-item>
                  <text:p text:style-name="P5">Renzo was really helpful with explanations (Saturday 22<text:span text:style-name="T1">nd</text:span>).</text:p>
                </text:list-item>
              </text:list>
            </text:list-item>
            <text:list-item>
              <text:p text:style-name="P5">Negatives</text:p>
              <text:list>
                <text:list-item>
                  <text:p text:style-name="P5">If in doubt: ask (Tuesday 18<text:span text:style-name="T1">th</text:span>).</text:p>
                </text:list-item>
                <text:list-item>
                  <text:p text:style-name="P5">We don't have a camera (Tuesday 18<text:span text:style-name="T1">th</text:span>).</text:p>
                </text:list-item>
                <text:list-item>
                  <text:p text:style-name="P7">“Quantity” requirement was almost not implemented for the demonstration (we did not keep reminding ourselves of what the requirements were to begin with, and we forgot about one particular requirement due to our good productivity) (Saturday 22<text:span text:style-name="T1">nd</text:span>).</text:p>
                </text:list-item>
                <text:list-item>
                  <text:p text:style-name="P5">George doesn't know what a “back button” is (referring to a joke where George sometimes cannot understand foreign accents) (Saturday 22<text:span text:style-name="T1">nd</text:span>).</text:p>
                </text:list-item>
                <text:list-item>
                  <text:p text:style-name="P5">People should speak with UK accents, not US accents (referring to George's response to people accusing him of not being able to understand their English) (Saturday 22<text:span text:style-name="T1">nd</text:span>).</text:p>
                </text:list-item>
                <text:list-item>
                  <text:p text:style-name="P5">George should be nice to people! (referring to a joke involving George's dark humour) (Saturday 22<text:span text:style-name="T1">nd</text:span>).</text:p>
                </text:list-item>
                <text:list-item>
                  <text:p text:style-name="P7">John should write more (Tuesday 25<text:span text:style-name="T1">th</text:span>).</text:p>
                </text:list-item>
              </text:list>
            </text:list-item>
          </text:list>
        </text:list-item>
        <text:list-item>
          <text:p text:style-name="P2">SCRUM</text:p>
          <text:list>
            <text:list-item>
              <text:p text:style-name="P5">Positives</text:p>
              <text:list>
                <text:list-item>
                  <text:p text:style-name="P5">We are doing agile development, yay! (referring to enjoyment of working with an agile methodology) (Thursday 20<text:span text:style-name="T1">th</text:span>).</text:p>
                </text:list-item>
                <text:list-item>
                  <text:p text:style-name="P5">Learned more about SCRUM after Thursday 20<text:span text:style-name="T1">th</text:span> and improved our working practices based on those learnings (Saturday 22<text:span text:style-name="T1">nd</text:span>).</text:p>
                </text:list-item>
              </text:list>
            </text:list-item>
            <text:list-item>
              <text:p text:style-name="P5">Negatives</text:p>
              <text:list>
                <text:list-item>
                  <text:p text:style-name="P5">We need to select a more appropriate number of story points so that our velocity <text:soft-page-break/>either remains constant or improves (we estimated that 5 story points would be adequate for the first sprint, but we managed to complete them in a day, so during the sprint we added another requirement which took us to 10 story points for the sprint, which lasted for the remainder of the sprint.) (Tuesday 25<text:span text:style-name="T1">th</text:span>).</text:p>
                </text:list-item>
              </text:list>
            </text:list-item>
          </text:list>
        </text:list-item>
      </text:list>
      <text:p text:style-name="P4"/>
      <text:p text:style-name="P4">Once we categorised the evidence, we then selected what we personally thought were the most pressing issues. The two <text:span text:style-name="T4">bold, italicised</text:span> issues were the ones we thought of as such.</text:p>
      <text:p text:style-name="P4"/>
      <text:p text:style-name="P4">In order to deal with these issues, we formulated experiments. The experiments are as follows:</text:p>
      <text:p text:style-name="P4"/>
      <text:list xml:id="list578590601" text:style-name="L2">
        <text:list-item>
          <text:p text:style-name="P6"><text:span text:style-name="T2">Experiment 1</text:span></text:p>
          <text:list>
            <text:list-item>
              <text:p text:style-name="P6"><text:span text:style-name="T2">Problem: </text:span><text:span text:style-name="T3">John does not involve himself enough in retrospectives.</text:span></text:p>
            </text:list-item>
            <text:list-item>
              <text:p text:style-name="P6"><text:span text:style-name="T2">Proposed Solution:</text:span><text:span text:style-name="T3"> </text:span>From this point on, it is now compulsory for John to contribute at least two pieces of evidence during retrospectives.</text:p>
            </text:list-item>
            <text:list-item>
              <text:p text:style-name="P6"><text:span text:style-name="T2">Ideal Outcome:</text:span> John will contribute more, and be actively involved more in retrospectives.</text:p>
            </text:list-item>
          </text:list>
        </text:list-item>
        <text:list-item>
          <text:p text:style-name="P3">Experiment 2</text:p>
          <text:list>
            <text:list-item>
              <text:p text:style-name="P6"><text:span text:style-name="T2">Problem: </text:span><text:span text:style-name="T3">The “Quantity” requirement was overlooked until a group meeting at the end of the sprint where we discussed what was to be done in the demonstration.</text:span></text:p>
            </text:list-item>
            <text:list-item>
              <text:p text:style-name="P6"><text:span text:style-name="T2">Proposed Solution:</text:span><text:span text:style-name="T3"> </text:span>From this point on, daily stand-up meetings and informal end-of-day meetings will involve the discussion requirements and their progression.</text:p>
            </text:list-item>
            <text:list-item>
              <text:p text:style-name="P6"><text:span text:style-name="T2">Ideal Outcome:</text:span> A greater level of focus on the original sprint requirements will be achieved.</text:p>
            </text:list-item>
          </text:list>
        </text:list-item>
      </text:list>
      <text:p text:style-name="P4"/>
      <text:p text:style-name="P4">By performing this retrospective, we have learned that we have come a long way since the very beginning of the project. Two particular areas that we have improved greatly over the course of this sprint is teamwork and communication. These are obviously very important areas of concern since these areas exist at the very heart agile software development, and we knew that it was important to continually strive to improve our teamwork and communication in order to produce better results, both individually and as a team. From our initial struggling, agile-illiterate start, we have come to the point where we are very comfortable working as a cohesive unit, exchanging ideas, and willing to put in the extra effort for the benefit of others. Another thing we noticed is that we have bonded very well as a team (hence the jokes made during the retrospective). This is another reason why we have greatly improved our teamwork and communication, as we are very comfortable with each other from a social point of 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orge Howarth</meta:initial-creator>
    <meta:creation-date>2011-10-25T17:56:17</meta:creation-date>
    <dc:date>2011-10-25T19:30:20</dc:date>
    <dc:creator>George Howarth</dc:creator>
    <meta:editing-duration>PT1H23M13S</meta:editing-duration>
    <meta:editing-cycles>13</meta:editing-cycles>
    <meta:generator>OpenOffice.org/3.3$Linux OpenOffice.org_project/330m20$Build-9567</meta:generator>
    <meta:document-statistic meta:table-count="0" meta:image-count="0" meta:object-count="0" meta:page-count="2" meta:paragraph-count="44" meta:word-count="759" meta:character-count="4551"/>
  </office:meta>
</office:document-meta>
</file>